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2d5c" officeooo:paragraph-rsid="00162d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out</text:p>
      <text:p text:style-name="P1"/>
      <text:p text:style-name="P1">Motivated junior developer with 1 year hands-on experience in coding through apprenticeship and</text:p>
      <text:p text:style-name="P1">coursework, focusing on web development, automation, deployment, and infrastructure</text:p>
      <text:p text:style-name="P1">management. Proficient in Python scripting, deploying containerized applications, and utilizing</text:p>
      <text:p text:style-name="P1">tools like Terraform and Ansible for infrastructure as code. Strong background in operations</text:p>
      <text:p text:style-name="P1">management, providing leadership, client service, and payroll oversight. Skilled in troubleshooting,</text:p>
      <text:p text:style-name="P1">optimizing website functionality, and contributing to technical documentation. Eager to apply a</text:p>
      <text:p text:style-name="P1">blend of technical and leadership skills to deliver effective software solutions.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1T11:38:59.252000000</meta:creation-date>
    <dc:date>2024-12-11T11:40:00.349000000</dc:date>
    <meta:editing-duration>PT1M</meta:editing-duration>
    <meta:editing-cycles>3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8" meta:word-count="80" meta:character-count="646" meta:non-whitespace-character-count="574"/>
  </office:meta>
</office:document-meta>
</file>